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C0000634100004A4C3651558E9C43717A.svm" manifest:media-type=""/>
  <manifest:file-entry manifest:full-path="Pictures/2000000E0000634100004A4CCD2247D4D39A5527.svm" manifest:media-type=""/>
  <manifest:file-entry manifest:full-path="Pictures/2000000E0000634100004A4C2A08177FA3DF9654.svm" manifest:media-type=""/>
  <manifest:file-entry manifest:full-path="Pictures/2000000E0000634100004A4C8B8C0B6EC20B268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bott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11.93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Predefinito-title">
      <style:graphic-properties draw:auto-grow-height="true" fo:min-height="3.506cm"/>
    </style:style>
    <style:style style:name="pr5" style:family="presentation" style:parent-style-name="Predefinito-outline1">
      <style:graphic-properties fo:min-height="12.12cm"/>
    </style:style>
    <style:style style:name="pr6" style:family="presentation" style:parent-style-name="Predefinito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20pt" fo:language="it" fo:country="IT"/>
    </style:style>
    <style:style style:name="P2" style:family="paragraph">
      <style:text-properties fo:language="it" fo:country="IT"/>
    </style:style>
    <style:style style:name="P3" style:family="paragraph">
      <loext:graphic-properties draw:fill-color="#ffffff"/>
      <style:text-properties fo:language="it" fo:country="IT"/>
    </style:style>
    <style:style style:name="T1" style:family="text">
      <style:text-properties fo:color="#000000" fo:language="it" fo:country="IT" fo:font-weight="bold" style:font-weight-asian="bold" style:font-weight-complex="bold"/>
    </style:style>
    <style:style style:name="T2" style:family="text">
      <style:text-properties fo:language="it" fo:country="IT"/>
    </style:style>
    <style:style style:name="T3" style:family="text">
      <style:text-properties fo:color="#0000ff" fo:language="it" fo:country="IT"/>
    </style:style>
    <style:style style:name="T4" style:family="text">
      <style:text-properties fo:color="#0000ff"/>
    </style:style>
    <style:style style:name="T5" style:family="text">
      <style:text-properties fo:font-size="36pt" fo:language="it" fo:country="IT" style:font-size-asian="36pt" style:font-size-complex="36pt"/>
    </style:style>
    <style:style style:name="T6" style:family="text">
      <style:text-properties fo:font-size="32pt" fo:language="it" fo:country="IT" fo:font-weight="bold" style:font-size-asian="32pt" style:font-weight-asian="bold" style:font-size-complex="32pt" style:font-weight-complex="bold"/>
    </style:style>
    <style:style style:name="T7" style:family="text">
      <style:text-properties fo:font-size="32pt" fo:language="it" fo:country="IT" style:font-size-asian="32pt" style:font-size-complex="32pt"/>
    </style:style>
    <style:style style:name="T8" style:family="text">
      <style:text-properties fo:font-size="40pt" fo:language="it" fo:country="IT" style:font-size-asian="40pt" style:font-size-complex="40pt"/>
    </style:style>
    <style:style style:name="T9" style:family="text">
      <style:text-properties fo:color="#0000ff" fo:font-size="40pt" fo:language="it" fo:country="IT" style:font-size-asian="40pt" style:font-size-complex="40pt"/>
    </style:style>
    <style:style style:name="T10" style:family="text">
      <style:text-properties fo:font-size="44pt" fo:language="it" fo:country="IT" style:font-size-asian="44pt" style:font-size-complex="44pt"/>
    </style:style>
    <style:style style:name="T11" style:family="text">
      <style:text-properties fo:color="#0000ff" fo:language="it" fo:country="IT" fo:font-weight="bold" style:font-weight-asian="bold" style:font-weight-complex="bold"/>
    </style:style>
    <style:style style:name="T12" style:family="text">
      <style:text-properties fo:language="it" fo:country="IT" fo:font-weight="normal" style:font-weight-asian="normal" style:font-weight-complex="normal"/>
    </style:style>
    <style:style style:name="T13" style:family="text">
      <style:text-properties style:text-position="super 58%" fo:language="it" fo:country="IT"/>
    </style:style>
    <style:style style:name="T14" style:family="text">
      <style:text-properties fo:font-size="18pt" fo:language="it" fo:country="IT" style:font-size-asian="18pt" style:font-size-complex="18pt"/>
    </style:style>
    <style:style style:name="T15" style:family="text">
      <style:text-properties fo:font-size="16pt" fo:language="it" fo:country="I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Impress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3.8cm" svg:height="4cm" svg:x="2.2cm" svg:y="7.5cm" presentation:class="title" presentation:user-transformed="true">
          <draw:text-box>
            <text:list text:style-name="L1">
              <text:list-header>
                <text:p><text:span text:style-name="T1">Introduzione a Maven</text:span></text:p>
              </text:list-header>
            </text:list>
          </draw:text-box>
        </draw:frame>
        <draw:frame presentation:style-name="pr2" draw:layer="layout" svg:width="23.8cm" svg:height="3.4cm" svg:x="2.2cm" svg:y="11.8cm" presentation:class="outline" presentation:user-transformed="true">
          <draw:text-box>
            <text:list text:style-name="L2">
              <text:list-header>
                <text:p>Cristian Lucchesi </text:p>
                <text:list>
                  <text:list-item>
                    <text:p>Email: &lt;<text:a xlink:href="mailto:cristian.lucchesi@gmail.com" xlink:type="simple">cristian.lucchesi@gmail.com</text:a>&gt;</text:p>
                  </text:list-item>
                  <text:list-item>
                    <text:p>Twitter: @criluc</text:p>
                  </text:list-item>
                  <text:list-item>
                    <text:p>GitHub: https://github.com/criluc</text:p>
                  </text:list-item>
                </text:list>
              </text:list-header>
            </text:list>
          </draw:text-box>
        </draw:frame>
        <anim:par presentation:node-type="timing-root">
          <anim:par smil:begin="id1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 presentation:use-footer-name="ftr1" presentation:use-date-time-name="dtd1" xml:id="id2" draw:id="id2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Maven</text:span></text:p>
          </draw:text-box>
        </draw:frame>
        <draw:frame presentation:style-name="pr5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<text:span text:style-name="T2">Apache Maven <text:s/>è un potente strumento per la gestione dei progetti per la piattaforma Java, in termini di</text:span></text:p>
                <text:list>
                  <text:list-item>
                    <text:p><text:span text:style-name="T2">compilazione del codice</text:span></text:p>
                  </text:list-item>
                  <text:list-item>
                    <text:p><text:span text:style-name="T2">Distribuzione,</text:span></text:p>
                  </text:list-item>
                  <text:list-item>
                    <text:p><text:span text:style-name="T2">documentazione e collaborazione del team di sviluppo. </text:span></text:p>
                  </text:list-item>
                </text:list>
              </text:list-item>
              <text:list-item>
                <text:p><text:span text:style-name="T2">può essere paragonato al più noto Apache Ant, ma fornisce funzionalità più avanzate</text:span></text:p>
              </text:list-item>
              <text:list-item>
                <text:p><text:span text:style-name="T2">i vantaggi principali di Maven sono i seguenti:</text:span></text:p>
                <text:list>
                  <text:list-item>
                    <text:p><text:span text:style-name="T2">standardizzazione della struttura di un progetto e del processo di compilazione.</text:span></text:p>
                  </text:list-item>
                  <text:list-item>
                    <text:p><text:span text:style-name="T2">test ed esportazione automatizzati.</text:span></text:p>
                  </text:list-item>
                  <text:list-item>
                    <text:p><text:span text:style-name="T2">gestione e download automatico delle librerie necessarie al progetto con risoluzione delle eventuali dipendenze transitive.</text:span></text:p>
                  </text:list-item>
                  <text:list-item>
                    <text:p><text:span text:style-name="T2">facilità di ampliarne le funzionalità iniziali tramite l’utilizzo di plugin.</text:span></text:p>
                  </text:list-item>
                  <text:list-item>
                    <text:p><text:span text:style-name="T2">creazione automatica di un semplice sito di documentazione del progetto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 presentation:use-footer-name="ftr1" presentation:use-date-time-name="dtd1" xml:id="id3" draw:id="id3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Principali componenti Maven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I principali componenti di Maven sono:</text:span></text:p>
                <text:list>
                  <text:list-item>
                    <text:p><text:span text:style-name="T2">pom.xml</text:span></text:p>
                    <text:list>
                      <text:list-item>
                        <text:p><text:span text:style-name="T2">file xml di configurazione, contiene tutte le informazioni sul progetto (dipendenze, test, documentazione, etc…)</text:span></text:p>
                      </text:list-item>
                    </text:list>
                  </text:list-item>
                  <text:list-item>
                    <text:p><text:span text:style-name="T2">Goal</text:span></text:p>
                    <text:list>
                      <text:list-item>
                        <text:p><text:span text:style-name="T2">singola funzione che può essere eseguita sul progetto, l’equivalente Maven dei task Ant</text:span></text:p>
                      </text:list-item>
                    </text:list>
                  </text:list-item>
                  <text:list-item>
                    <text:p><text:span text:style-name="T2">Plug-in</text:span></text:p>
                    <text:list>
                      <text:list-item>
                        <text:p><text:span text:style-name="T2">goal riutilizzabili in tutti i progetti</text:span></text:p>
                      </text:list-item>
                    </text:list>
                  </text:list-item>
                  <text:list-item>
                    <text:p><text:span text:style-name="T2">Repository </text:span></text:p>
                    <text:list>
                      <text:list-item>
                        <text:p><text:span text:style-name="T2">directory strutturata destinata alla gestione delle librerie. Può essere locale o remoto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 presentation:use-footer-name="ftr1" presentation:use-date-time-name="dtd1" xml:id="id4" draw:id="id4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POM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3">POM</text:span><text:span text:style-name="T2"> è l'acronimo di Project Object Model</text:span></text:p>
              </text:list-item>
              <text:list-item>
                <text:p><text:span text:style-name="T2">ogni progetto è descritto attraverso il file di configurazione pom.xml</text:span></text:p>
              </text:list-item>
              <text:list-item>
                <text:p><text:span text:style-name="T2">Il POM è un file XML istruisce in Maven definendo l'identità, la struttura e le dipendenze di un progetto</text:span></text:p>
              </text:list-item>
              <text:list-item>
                <text:p><text:span text:style-name="T2">tutto è descritto nel POM: informazioni generali <text:s/>del progetto, dipendenze, processo di compilazione e fasi secondarie come la generazione di documentazione.</text:span></text:p>
                <text:p><text:span text:style-name="T2"/></text:p>
              </text:list-item>
              <text:list-item>
                <text:p><text:span text:style-name="T2">un POM è composto almeno da un tag root &lt;</text:span><text:span text:style-name="T3">project</text:span><text:span text:style-name="T2">&gt; che conterrà i tag:</text:span></text:p>
                <text:list>
                  <text:list-item>
                    <text:p><text:span text:style-name="T2">&lt;</text:span><text:span text:style-name="T3">modelVersion</text:span><text:span text:style-name="T2">&gt; dichiara a quale versione di POM questo progetto è conforme</text:span></text:p>
                  </text:list-item>
                  <text:list-item>
                    <text:p><text:span text:style-name="T2">&lt;</text:span><text:span text:style-name="T3">groupId</text:span><text:span text:style-name="T2">&gt; ID del gruppo del progetto</text:span></text:p>
                  </text:list-item>
                  <text:list-item>
                    <text:p><text:span text:style-name="T2">&lt;</text:span><text:span text:style-name="T3">artifactId</text:span><text:span text:style-name="T2">&gt; ID dell’artefatto (del progetto)</text:span></text:p>
                  </text:list-item>
                  <text:list-item>
                    <text:p><text:span text:style-name="T2">&lt;</text:span><text:span text:style-name="T3">version</text:span><text:span text:style-name="T2">&gt; la versione del progetto</text:span></text:p>
                  </text:list-item>
                  <text:list-item>
                    <text:p><text:span text:style-name="T2">&lt;</text:span><text:span text:style-name="T3">packaging</text:span><text:span text:style-name="T2">&gt; il tipo di archivio che vogliamo esportare (jar, war o ear, come vedremo troveremo in una cartella chiamata “target” l’archivio esportato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 presentation:use-footer-name="ftr1" presentation:use-date-time-name="dtd1" xml:id="id5" draw:id="id5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Esempio di POM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I parametri <text:span text:style-name="T4">groupId</text:span>, <text:span text:style-name="T3">artifactId</text:span>, <text:span text:style-name="T2">version</text:span> e <text:span text:style-name="T2">packaging</text:span> identificheranno univocamente un progetto. </text:p>
              </text:list-item>
              <text:list-item>
                <text:p><text:span text:style-name="T2">se packaging non è specificato nel POM, assumerà “jar” a valore di default.</text:span></text:p>
              </text:list-item>
              <text:list-item>
                <text:p><text:span text:style-name="T2">esempio di pom.xml minimale con packaging non specificato:</text:span></text:p>
                <text:p><text:span text:style-name="T2">&lt;project&gt;</text:span></text:p>
                <text:p><text:span text:style-name="T2"><text:s text:c="2"/></text:span><text:span text:style-name="T2">&lt;modelVersion&gt;4.0.0&lt;/modelVersion&gt;</text:span></text:p>
                <text:p><text:span text:style-name="T2"><text:s text:c="2"/></text:span><text:span text:style-name="T2">&lt;groupId&gt;com.mycompany.app&lt;/groupId&gt;</text:span></text:p>
                <text:p><text:span text:style-name="T2"><text:s text:c="2"/></text:span><text:span text:style-name="T2">&lt;artifactId&gt;my-app&lt;/artifactId&gt;</text:span></text:p>
                <text:p><text:span text:style-name="T2"><text:s text:c="2"/></text:span><text:span text:style-name="T2">&lt;version&gt;1&lt;/version&gt;</text:span></text:p>
                <text:p><text:span text:style-name="T2">&lt;/project&gt;</text:span></text:p>
                <text:p><text:span text:style-name="T2"/></text:p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 presentation:use-footer-name="ftr1" presentation:use-date-time-name="dtd1" xml:id="id6" draw:id="id6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Gestione delle dipendenze con Maven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la gestione e download automatico delle librerie necessarie al progetto è uno dei punti di forza di Maven</text:span></text:p>
                <text:list>
                  <text:list-item>
                    <text:p><text:span text:style-name="T2">la gestione “manuale” (senza maven) è molto onerosa e soggetta a molti più problemi</text:span></text:p>
                  </text:list-item>
                </text:list>
              </text:list-item>
              <text:list-item>
                <text:p><text:span text:style-name="T2">supponiamo di voler includere nel nostro progetto la libreria log4j. </text:span></text:p>
                <text:list>
                  <text:list-item>
                    <text:p><text:span text:style-name="T2">Maven di default si collegherà al repository remoto e scaricherà lui tutti i pacchetti di cui necessita, comprese le dipendenze degli stessi</text:span></text:p>
                  </text:list-item>
                  <text:list-item>
                    <text:p><text:span text:style-name="T2">per inserire questa dipendenza è sufficiente aggiungere nel file pom.xml un tag &lt;dependencies&gt; e dentro questo:</text:span></text:p>
                  </text:list-item>
                </text:list>
                <text:p><text:span text:style-name="T2">&lt;dependency&gt;</text:span></text:p>
                <text:p><text:span text:style-name="T2"><text:s text:c="2"/></text:span><text:span text:style-name="T2">&lt;groupId&gt;org.postgresql&lt;/groupId&gt;</text:span></text:p>
                <text:p><text:span text:style-name="T2"><text:s text:c="2"/></text:span><text:span text:style-name="T2">&lt;artifactId&gt;postgresql&lt;/artifactId&gt;</text:span></text:p>
                <text:p><text:span text:style-name="T2"><text:s text:c="2"/></text:span><text:span text:style-name="T2">&lt;version&gt;9.4.1207&lt;/version&gt;</text:span></text:p>
                <text:p><text:span text:style-name="T2">&lt;/dependency&gt;</text:span></text:p>
              </text:list-item>
              <text:list-item>
                <text:p><text:span text:style-name="T2">per ogni libreria che vi servirà (alla versione che vi occorre) vi basterà </text:span></text:p>
                <text:list>
                  <text:list-item>
                    <text:p><text:span text:style-name="T2">andare nel sito della stessa per trovare la stringa &lt;dependency&gt; che vi occorre. </text:span></text:p>
                  </text:list-item>
                  <text:list-item>
                    <text:p><text:span text:style-name="T2">se proprio siete sfortunati il tutto si risolve con una ulteriore ricerca con Google</text:span></text:p>
                  </text:list-item>
                  <text:list-item>
                    <text:p><text:span text:style-name="T2">al più dovrete aggiungere un ulteriore repository.</text:span></text:p>
                  </text:list-item>
                </text:list>
                <text:p><text:span text:style-name="T2"/>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 presentation:use-footer-name="ftr1" presentation:use-date-time-name="dtd1" xml:id="id7" draw:id="id7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Scope delle dipendenze 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5">per ogni dipendenza è possibile definire uno scope:</text:span></text:p>
                <text:list>
                  <text:list-item>
                    <text:p><text:span text:style-name="T6">compile</text:span><text:span text:style-name="T7"> (default) le dipendenze sono disponibili in tutti i classpath del progetto</text:span></text:p>
                  </text:list-item>
                  <text:list-item>
                    <text:p><text:span text:style-name="T6">provided</text:span><text:span text:style-name="T7"> – è simile a compile, ma prevede che a runtime le dipendenze siano rese disponibili dall’ambiente di esecuzione (per esempio le JavaEE APIs per un’applicazione enterprise)</text:span></text:p>
                  </text:list-item>
                  <text:list-item>
                    <text:p><text:span text:style-name="T6">runtime</text:span><text:span text:style-name="T7"> – le dipendenze sono richieste solo in esecuzione</text:span></text:p>
                  </text:list-item>
                  <text:list-item>
                    <text:p><text:span text:style-name="T6">test</text:span><text:span text:style-name="T7"> – le dipendenze sono richieste solo per la compilazione e l’esecuzione dei test</text:span></text:p>
                  </text:list-item>
                  <text:list-item>
                    <text:p><text:span text:style-name="T6">system</text:span><text:span text:style-name="T7"> – la dipendenza non viene recuperata tramite repository, ma ne viene esplicitamente dichiarata la posizione locale</text:span></text:p>
                    <text:p><text:span text:style-name="T2"/></text:p>
                  </text:list-item>
                </text:list>
              </text:list-item>
              <text:list-item>
                <text:p><text:span text:style-name="T5">E sufficiente aggiungere dentro &lt;dependency&gt; il tag &lt;scope&gt;, il cui valore è lo scope da voi desiderato.</text:span></text:p>
                <text:p><text:span text:style-name="T5">&lt;dependency&gt;</text:span></text:p>
                <text:p><text:span text:style-name="T5"><text:s text:c="2"/></text:span><text:span text:style-name="T5">&lt;groupId&gt;org.testng&lt;/groupId&gt;</text:span></text:p>
                <text:p><text:span text:style-name="T5"><text:s text:c="2"/></text:span><text:span text:style-name="T5">&lt;artifactId&gt;testng&lt;/artifactId&gt;</text:span></text:p>
                <text:p><text:span text:style-name="T5"><text:s text:c="2"/></text:span><text:span text:style-name="T5">&lt;version&gt;6.8&lt;/version&gt;</text:span></text:p>
                <text:p><text:span text:style-name="T5"><text:s text:c="2"/></text:span><text:span text:style-name="T5">&lt;scope&gt;test&lt;/scope&gt;</text:span></text:p>
                <text:p><text:span text:style-name="T5">&lt;/dependency&gt;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 presentation:use-footer-name="ftr1" presentation:use-date-time-name="dtd1" xml:id="id8" draw:id="id8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Maven Repository</text:span></text:p>
          </draw:text-box>
        </draw:frame>
        <draw:frame presentation:style-name="pr5" draw:text-style-name="P2" draw:layer="layout" svg:width="24.108cm" svg:height="13.486cm" svg:x="1.946cm" svg:y="5.114cm" presentation:class="outline" presentation:user-transformed="true">
          <draw:text-box>
            <text:list text:style-name="L4">
              <text:list-item>
                <text:p><text:span text:style-name="T8">Il </text:span><text:span text:style-name="T9">Repository</text:span><text:span text:style-name="T8"> è una directory strutturata destinata alla gestione delle librerie</text:span></text:p>
              </text:list-item>
              <text:list-item>
                <text:p><text:span text:style-name="T8">Maven crea un repository in locale nella home dell’utente al fine di evitare accessi alla rete inutili.</text:span></text:p>
              </text:list-item>
              <text:list-item>
                <text:p><text:span text:style-name="T8">Il repository (di default) si trova:</text:span></text:p>
                <text:list>
                  <text:list-item>
                    <text:p><text:span text:style-name="T5">In Linux in /home/${user}/.m2/repository</text:span></text:p>
                  </text:list-item>
                  <text:list-item>
                    <text:p><text:span text:style-name="T5">sotto Windows in in C</text:span><text:span text:style-name="T10">:\</text:span><text:span text:style-name="T5">Documents and Settings\${user}\.m2\repository</text:span></text:p>
                  </text:list-item>
                </text:list>
              </text:list-item>
              <text:list-item>
                <text:p><text:span text:style-name="T8">Maven verifica in locale l'esistenza della libreria e in caso negativo interroga un repository remoto</text:span></text:p>
              </text:list-item>
              <text:list-item>
                <text:p><text:span text:style-name="T8">nel POM minimale non è specificato alcun repository remoto. Quello ereditato di default è:</text:span></text:p>
                <text:list>
                  <text:list-item>
                    <text:p><text:span text:style-name="T5">http://repo1.maven.org/maven2/</text:span></text:p>
                  </text:list-item>
                </text:list>
              </text:list-item>
              <text:list-item>
                <text:p><text:span text:style-name="T8">è possibile specificare altri repository dove cercare librerie e dipendenze. Per integrarlo all’interno del nostro progetto è sufficiente aggiungere nel pom.xml la sezione &lt;repositories&gt;</text:span></text:p>
                <text:p><text:span text:style-name="T2">&lt;repositories&gt;</text:span></text:p>
                <text:p><text:span text:style-name="T2"><text:s text:c="2"/></text:span><text:span text:style-name="T2">&lt;repository&gt;</text:span></text:p>
                <text:p><text:span text:style-name="T2"><text:s text:c="4"/></text:span><text:span text:style-name="T2">&lt;id&gt;id_nuovo_repository&lt;/id&gt;</text:span></text:p>
                <text:p><text:span text:style-name="T2"><text:s text:c="4"/></text:span><text:span text:style-name="T2">&lt;url&gt;http://nuovo_repository&lt;/url&gt;</text:span></text:p>
                <text:p><text:span text:style-name="T2"><text:s text:c="2"/></text:span><text:span text:style-name="T2">&lt;/repository&gt;</text:span></text:p>
                <text:p><text:span text:style-name="T2">&lt;/repositories&gt;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 presentation:use-footer-name="ftr1" presentation:use-date-time-name="dtd1" xml:id="id9" draw:id="id9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Plugin &amp; Goal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Un </text:span><text:span text:style-name="T11">goal</text:span><text:span text:style-name="T2"> è una singola funzione che può essere eseguita sul progetto, l’equivalente Maven dei task Ant. </text:span></text:p>
              </text:list-item>
              <text:list-item>
                <text:p><text:span text:style-name="T2">I </text:span><text:span text:style-name="T12">Goal</text:span><text:span text:style-name="T2"> possono essere sia specifici per il progetto dove sono inclusi, sia riusabili. </text:span></text:p>
              </text:list-item>
              <text:list-item>
                <text:p>I <text:span text:style-name="T11">Plugin</text:span> sono goal riutilizzabili in tutti i progetti.</text:p>
              </text:list-item>
              <text:list-item>
                <text:p><text:span text:style-name="T2">Maven ha una serie di plugin built-in disponibili, i principali sono i seguenti:</text:span></text:p>
                <text:list>
                  <text:list-item>
                    <text:p><text:span text:style-name="T2">clean: che permette di cancellare i compilati dal progetto;</text:span></text:p>
                  </text:list-item>
                  <text:list-item>
                    <text:p><text:span text:style-name="T2">compiler: che permette di compilare i file sorgenti;</text:span></text:p>
                  </text:list-item>
                  <text:list-item>
                    <text:p><text:span text:style-name="T2">deploy: che permette di depositare il pacchetto generato nel repository remoto;</text:span></text:p>
                  </text:list-item>
                  <text:list-item>
                    <text:p><text:span text:style-name="T2">install: che permette di depositare il pacchetto generato nel repository locale;</text:span></text:p>
                  </text:list-item>
                  <text:list-item>
                    <text:p><text:span text:style-name="T2">site: che permette di generare la documentazione del progetto;</text:span></text:p>
                  </text:list-item>
                  <text:list-item>
                    <text:p><text:span text:style-name="T2">archetype: che permette di generare la struttura di un progetto a partire da un templat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 presentation:use-footer-name="ftr1" presentation:use-date-time-name="dtd1" xml:id="id10" draw:id="id10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Plugin &amp; Goal </text:span><text:span text:style-name="T13">(cont)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ciascun plugin mette a disposizione dei goal specifici o più di un goal </text:span></text:p>
                <text:list>
                  <text:list-item>
                    <text:p><text:span text:style-name="T2">per esempio, il plugin di compilazione, compiler, prevede un goal per la compilazione del codice sorgente e un altro per la compilazione dei casi di test. </text:span></text:p>
                  </text:list-item>
                </text:list>
              </text:list-item>
              <text:list-item>
                <text:p><text:span text:style-name="T2">ciascun goal, a sua volta, riceve in ingresso specifici parametri, facoltativi o obbligatori.</text:span></text:p>
              </text:list-item>
              <text:list-item>
                <text:p><text:span text:style-name="T2">altri plugin possono essere realizzati qualora sia necessario estendere ulteriormente le capacità di Maven a causa di particolari esigenze.</text:span></text:p>
                <text:p><text:span text:style-name="T2"/></text:p>
              </text:list-item>
              <text:list-item>
                <text:p><text:span text:style-name="T2">Maven è un tool da riga di comando e i comandi hanno la seguente struttura:</text:span></text:p>
                <text:list>
                  <text:list-item>
                    <text:p><text:span text:style-name="T2">mvn &lt;nome-plugin&gt;:[&lt;nome_goal&gt;] [{&lt;parametro&gt;}]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 presentation:use-footer-name="ftr1" presentation:use-date-time-name="dtd1" xml:id="id11" draw:id="id1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Fasi (Phase) in Maven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Maven permette di lanciare anche le fasi, cioè prevede l’esecuzione di un set di determinate coppie [plugin]:[goal]</text:span></text:p>
              </text:list-item>
              <text:list-item>
                <text:p><text:span text:style-name="T2">Se per esempio si lancia la fase package:</text:span></text:p>
                <text:list>
                  <text:list-item>
                    <text:p><text:span text:style-name="T2">mvn package</text:span></text:p>
                  </text:list-item>
                </text:list>
              </text:list-item>
              <text:list-item>
                <text:p><text:span text:style-name="T2">vengono eseguite le seguenti fasi con relative coppie plugin-goal;</text:span></text:p>
                <text:list>
                  <text:list-item>
                    <text:p><text:span text:style-name="T2">resources:resources – copia tutti i file di resources nella directory di output</text:span></text:p>
                  </text:list-item>
                  <text:list-item>
                    <text:p><text:span text:style-name="T2">compiler:compile – compila il codice sorgente</text:span></text:p>
                  </text:list-item>
                  <text:list-item>
                    <text:p><text:span text:style-name="T2">resources:testResources – copia tutti i file di resources di test nella directory di output di test</text:span></text:p>
                  </text:list-item>
                  <text:list-item>
                    <text:p><text:span text:style-name="T2">compiler:testCompile – compila le classi di test</text:span></text:p>
                  </text:list-item>
                  <text:list-item>
                    <text:p><text:span text:style-name="T2">surfire:test – esegue le classi di test terminando il processo in caso di fallimento</text:span></text:p>
                  </text:list-item>
                  <text:list-item>
                    <text:p><text:span text:style-name="T2">jar:jar – crea il jar di distribuzione nella directory di output</text:span></text:p>
                    <text:p><text:span text:style-name="T2"/></text:p>
                  </text:list-item>
                </text:list>
              </text:list-item>
              <text:list-item>
                <text:p><text:span text:style-name="T2">In pratica avremmo avuto lo stesso risultato lanciando:</text:span></text:p>
                <text:list>
                  <text:list-item>
                    <text:p><text:span text:style-name="T2">mvn resources:resources compiler:compile resources:testResources compiler:testCompile surefire:test jar:ja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 presentation:use-footer-name="ftr1" presentation:use-date-time-name="dtd1" xml:id="id12" draw:id="id12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Installazione di Maven</text:span></text:p>
          </draw:text-box>
        </draw:frame>
        <draw:frame presentation:style-name="pr5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<text:span text:style-name="T2">È possibile scaricare il progetto dal sito ufficiale</text:span></text:p>
                <text:list>
                  <text:list-item>
                    <text:p><text:span text:style-name="T2">https://maven.apache.org/ </text:span></text:p>
                  </text:list-item>
                </text:list>
              </text:list-item>
              <text:list-item>
                <text:p><text:span text:style-name="T2">Per installarlo è sufficiente scompattare lo zip, ad esempio nella cartella C:\MavenDir, e aggiungere la cartella “bin” alla variabile di ambiente PATH (PATH=...;C:\MavenDir\bin;).</text:span></text:p>
              </text:list-item>
              <text:list-item>
                <text:p><text:span text:style-name="T2">su Linux potete usare come apt o yum. Per esempio su Ubuntu è sufficiente:</text:span></text:p>
                <text:list>
                  <text:list-item>
                    <text:p><text:span text:style-name="T2">$ sudo apt-get install maven2</text:span></text:p>
                  </text:list-item>
                </text:list>
              </text:list-item>
              <text:list-item>
                <text:p><text:span text:style-name="T2">Per verificare l’avvenuta installazione basta lanciare:</text:span></text:p>
                <text:list>
                  <text:list-item>
                    <text:p><text:span text:style-name="T2">$ mvn -version</text:span></text:p>
                  </text:list-item>
                </text:list>
                <text:p><text:span text:style-name="T2"/></text:p>
              </text:list-item>
            </text:list>
          </draw:text-box>
        </draw:frame>
        <anim:par presentation:node-type="timing-root">
          <anim:par smil:begin="id12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 presentation:use-footer-name="ftr1" presentation:use-date-time-name="dtd1" xml:id="id13" draw:id="id13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Riferimenti ad approfondimenti</text:span></text:p>
          </draw:text-box>
        </draw:frame>
        <draw:frame presentation:style-name="pr5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<text:span text:style-name="T14">Maven Getting Started Guide</text:span></text:p>
                <text:list>
                  <text:list-item>
                    <text:p><text:span text:style-name="T15"><text:a xlink:href="https://maven.apache.org/guides/getting-started/index.html" xlink:type="simple">https://maven.apache.org/guides/getting-started/index.html</text:a></text:span></text:p>
                  </text:list-item>
                </text:list>
              </text:list-item>
              <text:list-item>
                <text:p><text:span text:style-name="T14">Organizziamoci con Maven – Parte I</text:span></text:p>
                <text:list>
                  <text:list-item>
                    <text:p><text:span text:style-name="T15"><text:a xlink:href="http://cosenonjaviste.it/organizziamoci-con-maven-parte-i/" xlink:type="simple">http://cosenonjaviste.it/organizziamoci-con-maven-parte-i/</text:a></text:span></text:p>
                  </text:list-item>
                </text:list>
                <text:p><text:span text:style-name="T15"/></text:p>
              </text:list-item>
            </text:list>
          </draw:text-box>
        </draw:frame>
        <anim:par presentation:node-type="timing-root">
          <anim:par smil:begin="id13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5.2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title">
      <style:graphic-properties draw:auto-grow-height="false" fo:min-height="3.507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2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15" style:family="presentation" style:parent-style-name="Predefinito-backgroundobjects">
      <style:graphic-properties draw:stroke="none" draw:fill="solid" draw:fill-color="#ef2929" draw:textarea-vertical-align="middle" draw:auto-grow-height="false" fo:min-height="3cm" fo:min-width="1.4cm"/>
    </style:style>
    <style:style style:name="Mpr16" style:family="presentation" style:parent-style-name="Predefinito-backgroundobjects">
      <style:graphic-properties draw:stroke="none" draw:fill="none" draw:fill-color="#ffffff" draw:auto-grow-height="false" fo:min-height="1.397cm"/>
    </style:style>
    <style:style style:name="Mpr17" style:family="presentation" style:parent-style-name="Predefinito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9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20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21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333333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333333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333333" style:font-name="DejaVu Sans2" fo:font-size="14pt" style:font-size-asian="14pt" style:font-size-complex="14pt"/>
    </style:style>
    <style:style style:name="MT4" style:family="text">
      <style:text-properties style:font-name="Ope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gennaio 2016</text:span></text:p>
        </draw:text-box>
      </draw:frame>
      <draw:frame presentation:style-name="Mpr4" draw:text-style-name="MP11" draw:layer="backgroundobjects" svg:width="11.8cm" svg:height="1.448cm" svg:x="8cm" svg:y="19.852cm" presentation:class="footer">
        <draw:text-box>
          <text:p text:style-name="MP10"><text:span text:style-name="MT3">Be Smart Be Open snc - CC BY-NC-SA 3.0 IT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gennaio 2016</text:span></text:p>
        </draw:text-box>
      </draw:frame>
      <draw:frame presentation:style-name="Mpr7" draw:text-style-name="MP11" draw:layer="backgroundobjects" svg:width="11.2cm" svg:height="1.448cm" svg:x="8.6cm" svg:y="19.852cm" presentation:class="footer">
        <draw:text-box>
          <text:p text:style-name="MP10"><text:span text:style-name="MT3">Be Smart Be Open snc - CC BY-NC-SA 3.0 IT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Mpr10" draw:layer="backgroundobjects" svg:width="24.108cm" svg:height="3.333cm" svg:x="1.946cm" svg:y="1.239cm" presentation:class="title">
        <draw:text-box>
          <text:p>Fai clic per modificare il formato del testo del titolo</text:p>
        </draw:text-box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1" draw:text-style-name="MP15" draw:layer="backgroundobjects" svg:width="6.523cm" svg:height="1.448cm" svg:x="0.398cm" svg:y="19.852cm" presentation:class="date-time">
        <draw:text-box>
          <text:p text:style-name="MP14"><text:span text:style-name="MT2">Febbraio 2016</text:span></text:p>
        </draw:text-box>
      </draw:frame>
      <draw:frame presentation:style-name="Mpr11" draw:text-style-name="MP11" draw:layer="backgroundobjects" svg:width="11.2cm" svg:height="1.448cm" svg:x="8.6cm" svg:y="19.852cm" presentation:class="footer">
        <draw:text-box>
          <text:p text:style-name="MP10"><text:span text:style-name="MT3">Be Smart Be Open snc - CC BY-NC-SA 3.0 IT</text:span></text:p>
        </draw:text-box>
      </draw:frame>
      <draw:frame presentation:style-name="Mpr11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2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Febbraio 2016</text:span></text:p>
        </draw:text-box>
      </draw:frame>
      <draw:frame presentation:style-name="Mpr14" draw:text-style-name="MP6" draw:layer="backgroundobjects" svg:width="8.875cm" svg:height="1.448cm" svg:x="9.576cm" svg:y="19.131cm" presentation:class="footer">
        <draw:text-box>
          <text:p text:style-name="MP5"><text:span text:style-name="MT3">Maven Intro - CC BY-NC-SA 3.0 IT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draw:custom-shape presentation:style-name="Mpr15" draw:text-style-name="MP16" draw:layer="backgroundobjects" svg:width="1.4cm" svg:height="3cm" svg:x="0cm" svg:y="1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Predefinito-title" draw:layer="backgroundobjects" svg:width="13.968cm" svg:height="10.476cm" svg:x="3.81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7.5cm" presentation:class="title" presentation:placeholder="true">
        <draw:text-box/>
      </draw:frame>
      <draw:frame presentation:style-name="Impress-outline1" draw:layer="backgroundobjects" svg:width="23.8cm" svg:height="12.18cm" svg:x="2.2cm" svg:y="12.7cm" presentation:class="outline" presentation:placeholder="true">
        <draw:text-box/>
      </draw:frame>
      <draw:frame presentation:style-name="Mpr18" draw:text-style-name="MP2" draw:layer="backgroundobjects" svg:width="6.523cm" svg:height="1.448cm" svg:x="1.4cm" svg:y="19.129cm" presentation:class="date-time">
        <draw:text-box>
          <text:p text:style-name="MP1"><text:span text:style-name="MT4">Febbraio 2016</text:span></text:p>
        </draw:text-box>
      </draw:frame>
      <draw:frame presentation:style-name="Mpr18" draw:text-style-name="MP6" draw:layer="backgroundobjects" svg:width="8.875cm" svg:height="1.448cm" svg:x="9.576cm" svg:y="19.129cm" presentation:class="footer">
        <draw:text-box>
          <text:p text:style-name="MP5"><text:span text:style-name="MT3">Maven Intro - CC BY-NC-SA 3.0 IT</text:span></text:p>
        </draw:text-box>
      </draw:frame>
      <draw:frame presentation:style-name="Mpr18" draw:text-style-name="MP4" draw:layer="backgroundobjects" svg:width="6.523cm" svg:height="1.448cm" svg:x="20.076cm" svg:y="19.129cm" presentation:class="page-number">
        <draw:text-box>
          <text:p text:style-name="MP3"><text:span text:style-name="MT4"><text:page-number>&lt;numero&gt;</text:page-number></text:span><text:span text:style-name="MT4"> / </text:span><text:span text:style-name="MT4"><text:page-count>13</text:page-count></text:span></text:p>
        </draw:text-box>
      </draw:frame>
      <draw:custom-shape presentation:style-name="Mpr19" draw:text-style-name="MP16" draw:layer="backgroundobjects" svg:width="1.4cm" svg:height="3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18:49:24.020506385</meta:creation-date>
    <meta:editing-duration>PT5H14M35S</meta:editing-duration>
    <meta:editing-cycles>43</meta:editing-cycles>
    <meta:generator>LibreOffice/5.0.5.2$Linux_X86_64 LibreOffice_project/00m0$Build-2</meta:generator>
    <meta:initial-creator>cristian </meta:initial-creator>
    <dc:date>2016-02-28T12:42:02.070005493</dc:date>
    <dc:creator>cristian </dc:creator>
    <meta:printed-by>Cristian Lucchesi</meta:printed-by>
    <meta:print-date>2016-02-26T18:29:45.362338666</meta:print-date>
    <meta:document-statistic meta:object-count="134"/>
    <meta:template xlink:type="simple" xlink:actuate="onRequest" xlink:title="" xlink:href="../../../../usr/lib/libreoffice/share/template/common/presnt/Focus.otp"/>
  </office:meta>
</office:document-meta>
</file>